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99cm" fo:min-width="0cm"/>
    </style:style>
    <style:style style:name="gr2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stroke="dash" draw:stroke-dash="Double_20_Dash" svg:stroke-width="0.035cm" svg:stroke-color="#000000" draw:marker-start-width="0.252cm" draw:marker-end="Arrowheads_20_4" draw:marker-end-width="0.352cm" svg:stroke-linecap="butt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28pt" fo:font-style="italic" style:font-size-asian="28pt" style:font-style-asian="italic" style:font-size-complex="28pt" style:font-style-complex="italic"/>
    </style:style>
    <style:style style:name="P8" style:family="paragraph">
      <loext:graphic-properties draw:fill="none" draw:fill-color="#ffffff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font-name="Liberation Sans1" fo:font-size="28pt" fo:font-style="italic" style:font-name-asian="Liberation Sans1" style:font-size-asian="28pt" style:font-style-asian="italic" style:font-name-complex="Liberation Sans1" style:font-size-complex="28pt" style:font-style-complex="italic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style:text-position="-8% 58%" style:font-name="Liberation Sans1" fo:font-size="22pt" fo:font-style="italic" style:font-name-asian="Liberation Sans1" style:font-size-asian="22pt" style:font-style-asian="italic" style:font-name-complex="Liberation Sans1" style:font-size-complex="22pt" style:font-style-complex="italic"/>
    </style:style>
    <style:style style:name="T5" style:family="text">
      <style:text-properties style:text-position="0% 100%" style:font-name="Liberation Sans1" fo:font-size="22pt" fo:font-style="normal" fo:font-weight="normal" style:font-name-asian="Liberation Sans1" style:font-size-asian="22pt" style:font-style-asian="normal" style:font-weight-asian="normal" style:font-name-complex="Liberation Sans1" style:font-size-complex="22pt" style:font-style-complex="normal" style:font-weight-complex="normal"/>
    </style:style>
    <style:style style:name="T6" style:family="text">
      <style:text-properties style:text-position="0% 100%" style:font-name="Liberation Sans1" fo:font-size="22pt" fo:font-style="italic" fo:font-weight="normal" style:font-name-asian="Liberation Sans1" style:font-size-asian="22pt" style:font-style-asian="italic" style:font-weight-asian="normal" style:font-name-complex="Liberation Sans1" style:font-size-complex="22pt" style:font-style-complex="italic" style:font-weight-complex="normal"/>
    </style:style>
    <style:style style:name="T7" style:family="text">
      <style:text-properties style:text-position="33% 58%" style:font-name="Liberation Serif" fo:font-size="22pt" fo:font-style="normal" style:font-name-asian="Liberation Serif" style:font-size-asian="22pt" style:font-style-asian="normal" style:font-name-complex="Liberation Serif" style:font-size-complex="22pt" style:font-style-complex="normal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7.236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236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236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236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5.236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5.236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9.237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9.237cm" svg:y="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236cm" svg:y="12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236cm" svg:y="12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5.236cm" svg:y="12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9.237cm" svg:y="12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236cm" svg:y="1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236cm" svg:y="1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5.236cm" svg:y="1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9.237cm" svg:y="1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871cm" svg:y1="4.375cm" svg:x2="11.224cm" svg:y2="4.375cm">
          <text:p/>
        </draw:line>
        <draw:frame draw:style-name="gr3" draw:text-style-name="P4" draw:layer="layout" svg:width="0.972cm" svg:height="1.195cm" svg:x="9.059cm" svg:y="2.805cm">
          <draw:text-box>
            <text:p text:style-name="P3"><text:span text:style-name="T1">a</text:span></text:p>
          </draw:text-box>
        </draw:frame>
        <draw:line draw:style-name="gr4" draw:text-style-name="P5" draw:layer="layout" svg:x1="4.079cm" svg:y1="19.145cm" svg:x2="4.079cm" svg:y2="15.653cm">
          <text:p/>
        </draw:line>
        <draw:line draw:style-name="gr4" draw:text-style-name="P5" draw:layer="layout" svg:x1="4.079cm" svg:y1="19.146cm" svg:x2="8.206cm" svg:y2="19.145cm">
          <text:p/>
        </draw:line>
        <draw:frame draw:style-name="gr3" draw:text-style-name="P7" draw:layer="layout" svg:width="1.044cm" svg:height="1.352cm" svg:x="8.21cm" svg:y="18.363cm">
          <draw:text-box>
            <text:p text:style-name="P6"><text:span text:style-name="T2">μ</text:span></text:p>
          </draw:text-box>
        </draw:frame>
        <draw:frame draw:style-name="gr3" draw:text-style-name="P7" draw:layer="layout" svg:width="0.997cm" svg:height="1.352cm" svg:x="3.61cm" svg:y="14.263cm">
          <draw:text-box>
            <text:p text:style-name="P6"><text:span text:style-name="T2">ν</text:span></text:p>
          </draw:text-box>
        </draw:frame>
        <draw:line draw:style-name="gr5" draw:text-style-name="P5" draw:layer="layout" svg:x1="15.809cm" svg:y1="12.364cm" svg:x2="19.238cm" svg:y2="12.364cm">
          <text:p/>
        </draw:line>
        <draw:line draw:style-name="gr5" draw:text-style-name="P5" draw:layer="layout" svg:x1="19.568cm" svg:y1="12.11cm" svg:x2="19.568cm" svg:y2="8.681cm">
          <text:p/>
        </draw:line>
        <draw:line draw:style-name="gr5" draw:text-style-name="P5" draw:layer="layout" svg:x1="19.229cm" svg:y1="8.364cm" svg:x2="15.8cm" svg:y2="8.364cm">
          <text:p/>
        </draw:line>
        <draw:line draw:style-name="gr5" draw:text-style-name="P5" draw:layer="layout" svg:x1="15.569cm" svg:y1="8.69cm" svg:x2="15.569cm" svg:y2="12.119cm">
          <text:p/>
        </draw:line>
        <draw:frame draw:style-name="gr3" draw:text-style-name="P4" draw:layer="layout" svg:width="2.212cm" svg:height="1.119cm" svg:x="16.445cm" svg:y="12.421cm">
          <draw:text-box>
            <text:p><text:span text:style-name="T3">U</text:span><text:span text:style-name="T4">μ</text:span><text:span text:style-name="T5">(</text:span><text:span text:style-name="T6">x</text:span><text:span text:style-name="T5">)</text:span></text:p>
          </draw:text-box>
        </draw:frame>
        <draw:frame draw:style-name="gr3" draw:text-style-name="P4" draw:layer="layout" svg:width="3.499cm" svg:height="1.119cm" svg:x="19.545cm" svg:y="10.021cm">
          <draw:text-box>
            <text:p><text:span text:style-name="T3">U</text:span><text:span text:style-name="T4">ν</text:span><text:span text:style-name="T5">(</text:span><text:span text:style-name="T6">x+aμ</text:span><text:span text:style-name="T5">)</text:span></text:p>
          </draw:text-box>
        </draw:frame>
        <draw:frame draw:style-name="gr3" draw:text-style-name="P4" draw:layer="layout" svg:width="3.711cm" svg:height="1.123cm" svg:x="15.491cm" svg:y="7.062cm">
          <draw:text-box>
            <text:p><text:span text:style-name="T3">U</text:span><text:span text:style-name="T4">μ</text:span><text:span text:style-name="T7">†</text:span><text:span text:style-name="T5">(</text:span><text:span text:style-name="T6">x+aν</text:span><text:span text:style-name="T5">)</text:span></text:p>
          </draw:text-box>
        </draw:frame>
        <draw:frame draw:style-name="gr3" draw:text-style-name="P4" draw:layer="layout" svg:width="2.414cm" svg:height="1.123cm" svg:x="13.145cm" svg:y="9.822cm">
          <draw:text-box>
            <text:p><text:span text:style-name="T3">U</text:span><text:span text:style-name="T4">ν</text:span><text:span text:style-name="T7">†</text:span><text:span text:style-name="T5">(</text:span><text:span text:style-name="T6">x</text:span><text:span text:style-name="T5">)</text:span></text:p>
          </draw:text-box>
        </draw:frame>
        <draw:frame draw:style-name="gr3" draw:text-style-name="P8" draw:layer="layout" svg:width="3.051cm" svg:height="0.839cm" svg:x="16.033cm" svg:y="9.986cm">
          <draw:text-box>
            <text:p><text:span text:style-name="T8">“</text:span><text:span text:style-name="T8">plaquette”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4:43:53.720919100</meta:creation-date>
    <dc:date>2025-06-12T15:00:27.046572286</dc:date>
    <meta:editing-duration>PT16M36S</meta:editing-duration>
    <meta:editing-cycles>1</meta:editing-cycles>
    <meta:document-statistic meta:object-count="31"/>
    <meta:generator>LibreOffice/7.4.7.2$Linux_X86_64 LibreOffice_project/40$Build-2</meta:generator>
  </office:meta>
</office:document-meta>
</file>